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intro">
        <text:section text:style-name="Sect1" text:name="yui_3_15_0_3_1458509303133_71">
          <text:p text:style-name="Text_20_body"><text:bookmark text:name="yui_3_15_0_3_1458509303133_70"/><text:bookmark text:name="yui_3_15_0_3_1458509303133_74"/>Pick up the Obelix images (attached folder) and one of your photos, and then apply:<text:line-break/>Power/root method<text:line-break/>Log/inverse log method<text:line-break/><text:bookmark text:name="yui_3_15_0_3_1458509303133_75"/>Histogram equalization<text:line-break/>Singular Value Equalization<text:line-break/>Your own method for streching the luminance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0:46:44.722071363</meta:creation-date>
    <dc:date>2016-03-21T00:47:05.524501142</dc:date>
    <meta:editing-duration>PT21S</meta:editing-duration>
    <meta:editing-cycles>1</meta:editing-cycles>
    <meta:document-statistic meta:table-count="0" meta:image-count="0" meta:object-count="0" meta:page-count="1" meta:paragraph-count="1" meta:word-count="32" meta:character-count="219" meta:non-whitespace-character-count="188"/>
    <meta:generator>LibreOffice/5.0.5.2$Linux_X86_64 LibreOffice_project/00m0$Build-2</meta:generator>
  </office:meta>
</office:document-meta>
</file>